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Organización y<text:line-break/>Análisis de Sistema</text:p>
      <text:p text:style-name="Author">Benjamín Juárez &amp; Juan Olmos</text:p>
      <text:p text:style-name="Date">2020-06-20</text:p>
      <text:h text:style-name="Heading_20_2" text:outline-level="2">Ejercicio 2 | Procedimiento para ir de Córdoba a Carlos Paz en auto</text:h>
      <text:h text:style-name="Heading_20_3" text:outline-level="3">Cambiar una rueda al pincharse</text:h>
      <text:list text:style-name="L1">
        <text:list-item>
          <text:p text:style-name="P1">De Plaza España ir por Av. Ambrosio Olmos, Av. Vélez Sarsfield, Circunvalación</text:p>
        </text:list-item>
        <text:list-item>
          <text:p text:style-name="P1">En Circunvalación doblar a la derecha hacia Ruta 20</text:p>
        </text:list-item>
        <text:list-item>
          <text:p text:style-name="P1">En Ruta 20 tomar salida a Carlos Paz</text:p>
        </text:list-item>
        <text:list-item>
          <text:p text:style-name="P1">Oír el ruido extraño que hace la rueda al raspar contra el pavimento</text:p>
        </text:list-item>
        <text:list-item>
          <text:p text:style-name="P1">Seguir andando para ver si cambia el patrón de sonido</text:p>
        </text:list-item>
        <text:list-item>
          <text:p text:style-name="P1">Colocar balizas del auto</text:p>
        </text:list-item>
        <text:list-item>
          <text:p text:style-name="P1">Frenar progresivamente para detectar si la rueda baja es delantera o trasera</text:p>
        </text:list-item>
        <text:list-item>
          <text:p text:style-name="P1">Frenar totalmente</text:p>
        </text:list-item>
        <text:list-item>
          <text:p text:style-name="P1">Salir del auto</text:p>
        </text:list-item>
        <text:list-item>
          <text:p text:style-name="P1">Revisar qué rueda está baja</text:p>
        </text:list-item>
        <text:list-item>
          <text:p text:style-name="P1">Abrir el baúl del auto</text:p>
        </text:list-item>
        <text:list-item>
          <text:p text:style-name="P1">Sacar las herramientas y llanta de repuesto</text:p>
        </text:list-item>
        <text:list-item>
          <text:p text:style-name="P1">Colocar triángulo de balizas fuera del auto a 3 metros hacia el tráfico</text:p>
        </text:list-item>
        <text:list-item>
          <text:p text:style-name="P1">Dejar los materiales junto a la rueda</text:p>
        </text:list-item>
        <text:list-item>
          <text:p text:style-name="P1">Desajustar tuercas parcialmente</text:p>
        </text:list-item>
        <text:list-item>
          <text:p text:style-name="P1">Colocar gato</text:p>
        </text:list-item>
        <text:list-item>
          <text:p text:style-name="P1">Elevar auto</text:p>
        </text:list-item>
        <text:list-item>
          <text:p text:style-name="P1">Desajustar tuercas totalmente</text:p>
        </text:list-item>
        <text:list-item>
          <text:p text:style-name="P1">Quitar tuercas</text:p>
        </text:list-item>
        <text:list-item>
          <text:p text:style-name="P1">Quitar rueda</text:p>
        </text:list-item>
        <text:list-item>
          <text:p text:style-name="P1">Colocar rueda de auxilio</text:p>
        </text:list-item>
        <text:list-item>
          <text:p text:style-name="P1">Colocar tuercas</text:p>
        </text:list-item>
        <text:list-item>
          <text:p text:style-name="P1">Ajustar tuercas levemente</text:p>
        </text:list-item>
        <text:list-item>
          <text:p text:style-name="P1">Bajar auto con el gato</text:p>
        </text:list-item>
        <text:list-item>
          <text:p text:style-name="P1">Quitar gato</text:p>
        </text:list-item>
        <text:list-item>
          <text:p text:style-name="P1">Ajustar tuercas</text:p>
        </text:list-item>
        <text:list-item>
          <text:p text:style-name="P1">Juntar herramientas, rueda, gato</text:p>
        </text:list-item>
        <text:list-item>
          <text:p text:style-name="P1">Guardar herramientas, rueda, gato en el baúl</text:p>
        </text:list-item>
        <text:list-item>
          <text:p text:style-name="P1">Subir al auto</text:p>
        </text:list-item>
        <text:list-item>
          <text:p text:style-name="P1">Quitar balizas</text:p>
        </text:list-item>
        <text:list-item>
          <text:p text:style-name="P1">Arrancar</text:p>
        </text:list-item>
        <text:list-item>
          <text:p text:style-name="P1">Continuar viaje de manera normal</text:p>
        </text:list-item>
        <text:list-item>
          <text:p text:style-name="P1">Atender a que no haya sonido extraño ni sensación de desnivel en la rueda</text:p>
        </text:list-item>
        <text:list-item>
          <text:p text:style-name="P1">Llegar a Carlos Paz</text:p>
        </text:list-item>
        <text:list-item>
          <text:p text:style-name="P1">Disfrutar del día y/o la noche en Carlos Paz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ganización y Análisis de Sistema</dc:title>
  </office:meta>
</office:document-meta>
</file>